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b2b2b2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7.822cm" draw:shadow="hidden"/>
    </style:style>
    <style:style style:name="gr3" style:family="graphic" style:parent-style-name="standard">
      <style:graphic-properties draw:stroke="none" svg:stroke-color="#000000" draw:fill="none" draw:fill-color="#ffffff" fo:min-height="2.845cm"/>
    </style:style>
    <style:style style:name="gr4" style:family="graphic" style:parent-style-name="standard">
      <style:graphic-properties draw:stroke="none" svg:stroke-width="0.141cm" svg:stroke-color="#eeeeee" draw:marker-start-width="0.624cm" draw:marker-end-width="0.624cm" draw:fill="solid" draw:fill-color="#cfe7f5" draw:textarea-vertical-align="middle" fo:padding-top="0.195cm" fo:padding-bottom="0.195cm" fo:padding-left="0.32cm" fo:padding-right="0.3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9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4.233cm" svg:height="2.999cm" svg:x="-5.363cm" svg:y="1cm">
          <text:p/>
        </draw:ellipse>
        <draw:frame draw:style-name="gr2" draw:text-style-name="P1" draw:layer="layout" svg:width="18.481cm" svg:height="8.072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elipse-unckecked.png</text:p>
            <text:p>Magnifier-elipse-unchecked-hover.png</text:p>
            <text:p>Magnifier-elipse-checked.png</text:p>
            <text:p>Magnifier-elipse-checked-hover.png</text:p>
            <text:p/>
            <text:p>If created then:</text:p>
            <text:p>Export ----&gt; png ----&gt; 24 Pixel</text:p>
          </draw:text-box>
        </draw:frame>
        <draw:ellipse draw:style-name="gr1" draw:text-style-name="P1" draw:layer="layout" svg:width="4.516cm" svg:height="3.351cm" svg:x="-5.687cm" svg:y="9.827cm">
          <text:p/>
        </draw:ellipse>
        <draw:frame draw:style-name="gr3" draw:text-style-name="P1" draw:layer="layout" svg:width="6.161cm" svg:height="3.095cm" svg:x="-6.448cm" svg:y="13.388cm">
          <draw:text-box>
            <text:p text:style-name="P1"><text:span text:style-name="T1">Elipse hover</text:span></text:p>
            <text:p>Width: 128</text:p>
            <text:p>Height: 95</text:p>
            <text:p>Color: gray4</text:p>
          </draw:text-box>
        </draw:frame>
        <draw:ellipse draw:name="Circle unchecked" draw:style-name="gr4" draw:text-style-name="P1" draw:layer="layout" svg:width="3.528cm" svg:height="2.469cm" svg:x="22.164cm" svg:y="0.819cm">
          <text:p/>
        </draw:ellipse>
        <draw:frame draw:style-name="gr3" draw:layer="layout" svg:width="6.296cm" svg:height="3.095cm" svg:x="21.457cm" svg:y="3.818cm">
          <draw:text-box>
            <text:p><text:span text:style-name="T1">Elipse unchecked</text:span></text:p>
            <text:p>Width: 100 points</text:p>
            <text:p>Height: 70</text:p>
            <text:p>Color: cfe7f5</text:p>
          </draw:text-box>
        </draw:frame>
        <draw:frame draw:style-name="gr5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frame draw:style-name="gr3" draw:text-style-name="P1" draw:layer="layout" svg:width="5.996cm" svg:height="3.095cm" svg:x="-6.31cm" svg:y="3.976cm">
          <draw:text-box>
            <text:p text:style-name="P1"><text:span text:style-name="T1">Elipse border</text:span></text:p>
            <text:p>Width: 118 points</text:p>
            <text:p>Height: 85 points</text:p>
            <text:p>Color: gray4</text:p>
          </draw:text-box>
        </draw:frame>
        <draw:rect draw:style-name="gr6" draw:text-style-name="P1" draw:layer="layout" svg:width="4.516cm" svg:height="4.516cm" svg:x="21.922cm" svg:y="12.559cm" draw:corner-radius="3.048cm">
          <text:p/>
        </draw:rect>
        <draw:frame draw:style-name="gr7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g>
          <draw:g>
            <draw:connector draw:style-name="gr8" draw:text-style-name="P1" xml:id="id1" draw:id="id1" draw:layer="layout" draw:type="line" svg:x1="23.118cm" svg:y1="8.795cm" svg:x2="23.988cm" svg:y2="9.779cm" svg:d="M23118 8795l870 984">
              <text:p/>
            </draw:connector>
            <draw:connector draw:style-name="gr9" draw:text-style-name="P1" draw:layer="layout" draw:type="line" svg:x1="23.988cm" svg:y1="9.779cm" svg:x2="24.738cm" svg:y2="8.03cm" draw:start-shape="id1" draw:start-glue-point="3" svg:d="M23988 9779l750-1749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2T08:36:07</dc:date>
    <meta:editing-duration>PT4H49M29S</meta:editing-duration>
    <meta:editing-cycles>100</meta:editing-cycles>
    <meta:generator>OpenOffice/4.1.4$Unix OpenOffice.org_project/414m5$Build-9788</meta:generator>
    <meta:document-statistic meta:object-count="14"/>
  </office:meta>
</office:document-meta>
</file>